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Times New Roman'" style:font-family-asian="'Times New Roman'" style:font-family-complex="'Times New Roman'"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6.00pt"/>
    </style:style>
    <style:style style:name="P2" style:family="paragraph">
      <style:paragraph-properties fo:line-height="100.00%" fo:text-align="left" fo:margin-left="2.70pt" fo:text-indent="-2.70pt">
        <style:tab-stops>
          <style:tab-stop style:position="78.30pt"/>
          <style:tab-stop style:position="3338.35pt"/>
          <style:tab-stop style:position="421118.95pt" style:type="righ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2.70pt" fo:text-indent="-2.70pt">
        <style:tab-stops>
          <style:tab-stop style:position="78.30pt"/>
          <style:tab-stop style:position="3338.35pt"/>
          <style:tab-stop style:position="421118.95pt" style:type="right"/>
        </style:tab-stops>
      </style:paragraph-properties>
    </style:style>
    <style:style style:name="P5"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10"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13" style:family="paragraph">
      <style:paragraph-properties fo:line-height="100.00%" fo:text-align="left" fo:margin-left="2.70pt" fo:text-indent="-2.70pt">
        <style:tab-stops>
          <style:tab-stop style:position="78.30pt"/>
          <style:tab-stop style:position="3402.35pt"/>
          <style:tab-stop style:position="421118.95pt" style:type="righ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2.70pt" fo:text-indent="-2.70pt">
        <style:tab-stops>
          <style:tab-stop style:position="78.30pt"/>
          <style:tab-stop style:position="3402.35pt"/>
          <style:tab-stop style:position="421118.95pt" style:type="right"/>
        </style:tab-stops>
      </style:paragraph-properties>
    </style:style>
    <style:style style:name="P16"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19" style:family="paragraph">
      <style:paragraph-properties fo:line-height="100.00%" fo:text-align="left"/>
    </style:style>
    <style:style style:name="P20"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21" style:family="paragraph">
      <style:paragraph-properties fo:line-height="100.00%" fo:text-align="left"/>
    </style:style>
    <style:style style:name="P22"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25" style:family="paragraph">
      <style:paragraph-properties fo:line-height="100.00%" fo:text-align="left"/>
    </style:style>
    <style:style style:name="P26"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27"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28" style:family="paragraph">
      <style:paragraph-properties fo:line-height="100.00%" fo:text-align="left"/>
    </style:style>
    <style:style style:name="P29"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30" style:family="paragraph">
      <style:paragraph-properties fo:line-height="100.00%" fo:text-align="left" fo:margin-left="2.70pt" fo:text-indent="-2.70pt">
        <style:tab-stops>
          <style:tab-stop style:position="78.30pt"/>
          <style:tab-stop style:position="3402.35pt"/>
          <style:tab-stop style:position="421118.95pt" style:type="right"/>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2.70pt" fo:text-indent="-2.70pt">
        <style:tab-stops>
          <style:tab-stop style:position="78.30pt"/>
          <style:tab-stop style:position="3402.35pt"/>
          <style:tab-stop style:position="421118.95pt" style:type="right"/>
        </style:tab-stops>
      </style:paragraph-properties>
    </style:style>
    <style:style style:name="P33"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34" style:family="paragraph">
      <style:paragraph-properties fo:line-height="100.00%" fo:text-align="left"/>
    </style:style>
    <style:style style:name="P35"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36" style:family="paragraph">
      <style:paragraph-properties fo:line-height="100.00%" fo:text-align="left"/>
    </style:style>
    <style:style style:name="P37"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38" style:family="paragraph">
      <style:paragraph-properties fo:line-height="100.00%" fo:text-align="left"/>
    </style:style>
    <style:style style:name="P39"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40" style:family="paragraph">
      <style:paragraph-properties fo:line-height="100.00%" fo:text-align="left"/>
    </style:style>
    <style:style style:name="P41" style:family="paragraph">
      <style:paragraph-properties fo:line-height="100.00%" fo:text-align="left" fo:margin-left="2.70pt" fo:text-indent="-2.70pt">
        <style:tab-stops>
          <style:tab-stop style:position="78.30pt"/>
          <style:tab-stop style:position="3287.15pt"/>
          <style:tab-stop style:position="421118.95pt" style:type="right"/>
        </style:tab-stops>
      </style:paragraph-properties>
    </style:style>
    <style:style style:name="P42" style:family="paragraph">
      <style:paragraph-properties fo:line-height="100.00%" fo:text-align="left"/>
    </style:style>
    <style:style style:name="TableColumn0100" style:family="table-column">
      <style:table-column-properties style:column-width="1.125000in"/>
    </style:style>
    <style:style style:name="TableColumn0101" style:family="table-column">
      <style:table-column-properties style:column-width="3.885417in"/>
    </style:style>
    <style:style style:name="TableColumn0102" style:family="table-column">
      <style:table-column-properties style:column-width="1.687500in"/>
    </style:style>
    <style:style style:name="Table01" style:family="table">
      <style:table-properties style:width="6.69791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10001"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100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1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2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3472in solid #000000" fo:border-right="0.000694in solid #000000" fo:border-bottom="0.006944in solid #000000" fo:padding-left="0.037500in" fo:padding-right="0.037500in" fo:vertical-align="top" fo:background-color="#ffffff"/>
    </style:style>
    <style:style style:name="TableCell010301" style:family="table-cell">
      <style:table-cell-properties fo:border-top="0.000694in solid #000000" fo:border-left="0.003472in solid #000000" fo:border-right="0.000694in solid #000000" fo:border-bottom="0.006944in solid #000000" fo:padding-left="0.037500in" fo:padding-right="0.037500in" fo:vertical-align="top" fo:background-color="#ffffff"/>
    </style:style>
    <style:style style:name="TableCell010302" style:family="table-cell">
      <style:table-cell-properties fo:border-top="0.000694in solid #000000" fo:border-left="0.003472in solid #000000" fo:border-right="0.003472in solid #000000" fo:border-bottom="0.006944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6944in solid #000000" fo:border-left="0.003472in solid #000000" fo:border-right="0.000694in solid #000000" fo:border-bottom="0.003472in solid #000000" fo:padding-left="0.037500in" fo:padding-right="0.037500in" fo:vertical-align="top" fo:background-color="#ffffff"/>
    </style:style>
    <style:style style:name="TableCell010401" style:family="table-cell">
      <style:table-cell-properties fo:border-top="0.006944in solid #000000" fo:border-left="0.003472in solid #000000" fo:border-right="0.000694in solid #000000" fo:border-bottom="0.003472in solid #000000" fo:padding-left="0.037500in" fo:padding-right="0.037500in" fo:vertical-align="top" fo:background-color="#ffffff"/>
    </style:style>
    <style:style style:name="TableCell010402" style:family="table-cell">
      <style:table-cell-properties fo:border-top="0.006944in solid #000000" fo:border-left="0.003472in solid #000000" fo:border-right="0.003472in solid #000000" fo:border-bottom="0.003472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5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5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6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6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7" style:family="table-row">
      <style:table-row-properties/>
    </style:style>
    <style:style style:name="TableCell0107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7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7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8" style:family="table-row">
      <style:table-row-properties/>
    </style:style>
    <style:style style:name="TableCell0108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8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8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9" style:family="table-row">
      <style:table-row-properties/>
    </style:style>
    <style:style style:name="TableCell0109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9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9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10" style:family="table-row">
      <style:table-row-properties/>
    </style:style>
    <style:style style:name="TableCell011000" style:family="table-cell">
      <style:table-cell-properties fo:border-top="0.000694in solid #000000" fo:border-left="0.003472in solid #000000" fo:border-right="0.000694in solid #000000" fo:border-bottom="0.006944in solid #000000" fo:padding-left="0.037500in" fo:padding-right="0.037500in" fo:vertical-align="top" fo:background-color="#ffffff"/>
    </style:style>
    <style:style style:name="TableCell011001" style:family="table-cell">
      <style:table-cell-properties fo:border-top="0.000694in solid #000000" fo:border-left="0.003472in solid #000000" fo:border-right="0.000694in solid #000000" fo:border-bottom="0.006944in solid #000000" fo:padding-left="0.037500in" fo:padding-right="0.037500in" fo:vertical-align="top" fo:background-color="#ffffff"/>
    </style:style>
    <style:style style:name="TableCell011002" style:family="table-cell">
      <style:table-cell-properties fo:border-top="0.000694in solid #000000" fo:border-left="0.003472in solid #000000" fo:border-right="0.003472in solid #000000" fo:border-bottom="0.006944in solid #000000" fo:padding-left="0.037500in" fo:padding-right="0.037500in" fo:vertical-align="top" fo:background-color="#ffffff"/>
    </style:style>
    <style:style style:name="TableRow0111" style:family="table-row">
      <style:table-row-properties/>
    </style:style>
    <style:style style:name="TableCell011100" style:family="table-cell">
      <style:table-cell-properties fo:border-top="0.006944in solid #000000" fo:border-left="0.003472in solid #000000" fo:border-right="0.000694in solid #000000" fo:border-bottom="0.003472in solid #000000" fo:padding-left="0.037500in" fo:padding-right="0.037500in" fo:vertical-align="top" fo:background-color="#ffffff"/>
    </style:style>
    <style:style style:name="TableCell011101" style:family="table-cell">
      <style:table-cell-properties fo:border-top="0.006944in solid #000000" fo:border-left="0.003472in solid #000000" fo:border-right="0.000694in solid #000000" fo:border-bottom="0.003472in solid #000000" fo:padding-left="0.037500in" fo:padding-right="0.037500in" fo:vertical-align="top" fo:background-color="#ffffff"/>
    </style:style>
    <style:style style:name="TableCell011102" style:family="table-cell">
      <style:table-cell-properties fo:border-top="0.006944in solid #000000" fo:border-left="0.003472in solid #000000" fo:border-right="0.003472in solid #000000" fo:border-bottom="0.003472in solid #000000" fo:padding-left="0.037500in" fo:padding-right="0.037500in" fo:vertical-align="top" fo:background-color="#ffffff"/>
    </style:style>
    <style:style style:name="TableRow0112" style:family="table-row">
      <style:table-row-properties/>
    </style:style>
    <style:style style:name="TableCell011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1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12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13" style:family="table-row">
      <style:table-row-properties/>
    </style:style>
    <style:style style:name="TableCell0113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13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13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14" style:family="table-row">
      <style:table-row-properties/>
    </style:style>
    <style:style style:name="TableCell0114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14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14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15" style:family="table-row">
      <style:table-row-properties/>
    </style:style>
    <style:style style:name="TableCell0115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15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15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office:automatic-styles>
  <office:body>
    <office:text>
      <text:p text:style-name="P1"><draw:frame text:anchor-type="as-char" svg:width="170.13mm" svg:height="124.88mm" style:rel-width="scale" style:rel-height="scale"><draw:object-ole xlink:href="OleObj1"/><draw:image xlink:href="ObjectReplacements/OleObj1"/></draw:frame><text:span text:style-name="T1"/></text:p>
      <text:p text:style-name="P1"><text:span text:style-name="T1"/></text:p>
      <text:p text:style-name="P1"><text:span text:style-name="T1"/></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3"><text:span text:style-name="T2">Entrance</text:span></text:p>
            <text:p text:style-name="P3"><text:span text:style-name="T2">0</text:span><text:span text:style-name="T3"/></text:p>
          </table:table-cell>
          <table:table-cell table:style-name="TableCell010001">
            <text:p text:style-name="P3"><text:span text:style-name="T4">You stand in front of a large wooden door, the entrance to the dungeon of Death. Inside you may find wealth, fame, danger or death. You goal is to reach the chamber of Salomon, and claim the Goblet of Life.</text:span><text:span text:style-name="T5"/></text:p>
          </table:table-cell>
          <table:table-cell table:style-name="TableCell010002">
            <text:p text:style-name="P3"><text:span text:style-name="T6">Selection 1: Open the door and enter the dungeon. 1</text:span><text:span text:style-name="T7"/></text:p>
          </table:table-cell>
        </table:table-row>
        <table:table-row table:style-name="TableRow0101">
          <table:table-cell table:style-name="TableCell010100">
            <text:p text:style-name="P6"><text:span text:style-name="T8">Room 1</text:span></text:p>
            <text:p text:style-name="P6"><text:span text:style-name="T8">1</text:span><text:span text:style-name="T9"/></text:p>
          </table:table-cell>
          <table:table-cell table:style-name="TableCell010101">
            <text:p text:style-name="P6"><text:span text:style-name="T10">This room will contain a random room layout.</text:span></text:p>
            <text:p text:style-name="P6"><text:span text:style-name="T10">It may contain 1 monster from Tier 1 Selection.</text:span></text:p>
            <text:p text:style-name="P6"><text:span text:style-name="T10">It will not contain any loot.</text:span></text:p>
            <text:p text:style-name="P6"><text:span text:style-name="T10">Will have between 2 and 3 doors.</text:span><text:span text:style-name="T11"/></text:p>
          </table:table-cell>
          <table:table-cell table:style-name="TableCell010102">
            <text:p text:style-name="P6"><text:span text:style-name="T12">Selection 1: Door 1 (Room 2) 2</text:span></text:p>
            <text:p text:style-name="P6"><text:span text:style-name="T12">Selection 2: Door 2 (Room 3) 3</text:span></text:p>
            <text:p text:style-name="P6"><text:span text:style-name="T12">Selection 3: Door 3 (Room 4) 4</text:span><text:span text:style-name="T13"/></text:p>
          </table:table-cell>
        </table:table-row>
        <table:table-row table:style-name="TableRow0102">
          <table:table-cell table:style-name="TableCell010200">
            <text:p text:style-name="P8"><text:span text:style-name="T14">Room 2</text:span></text:p>
            <text:p text:style-name="P8"><text:span text:style-name="T14">2</text:span><text:span text:style-name="T15"/></text:p>
          </table:table-cell>
          <table:table-cell table:style-name="TableCell010201">
            <text:p text:style-name="P8"><text:span text:style-name="T16">This room will contain a random room layout.</text:span></text:p>
            <text:p text:style-name="P8"><text:span text:style-name="T16">It may contain 1 monster from Tier 1 Selection.</text:span></text:p>
            <text:p text:style-name="P8"><text:span text:style-name="T16">It may contain low level loot.</text:span></text:p>
            <text:p text:style-name="P8"><text:span text:style-name="T16">Has 2 doors.</text:span><text:span text:style-name="T17"/></text:p>
          </table:table-cell>
          <table:table-cell table:style-name="TableCell010202">
            <text:p text:style-name="P8"><text:span text:style-name="T18">Selection 1: Back to Previous Room 1</text:span></text:p>
            <text:p text:style-name="P8"><text:span text:style-name="T18">Selection 2: Door 1 (Room 5) 5</text:span><text:span text:style-name="T19"/></text:p>
          </table:table-cell>
        </table:table-row>
        <table:table-row table:style-name="TableRow0103">
          <table:table-cell table:style-name="TableCell010300">
            <text:p text:style-name="P11"><text:span text:style-name="T20">Room 3</text:span></text:p>
            <text:p text:style-name="P11"><text:span text:style-name="T20">3</text:span><text:span text:style-name="T21"/></text:p>
          </table:table-cell>
          <table:table-cell table:style-name="TableCell010301">
            <text:p text:style-name="P11"><text:span text:style-name="T22">This room will contain a random room layout.</text:span></text:p>
            <text:p text:style-name="P11"><text:span text:style-name="T22">It may contain 1 monster from Tier 1 Selection.</text:span></text:p>
            <text:p text:style-name="P11"><text:span text:style-name="T22">It may contain low level loot.</text:span></text:p>
            <text:p text:style-name="P11"><text:span text:style-name="T23">Has<text:s/></text:span><text:span text:style-name="T24">2 doors.</text:span><text:span text:style-name="T25"/></text:p>
          </table:table-cell>
          <table:table-cell table:style-name="TableCell010302">
            <text:p text:style-name="P11"><text:span text:style-name="T26">Selection 1: Back to Previous Room 1</text:span></text:p>
            <text:p text:style-name="P11"><text:span text:style-name="T26">Selection 2: Door 1 (Room 6) 6</text:span><text:span text:style-name="T27"/></text:p>
          </table:table-cell>
        </table:table-row>
        <table:table-row table:style-name="TableRow0104">
          <table:table-cell table:style-name="TableCell010400">
            <text:p text:style-name="P14"><text:span text:style-name="T28">Room 4</text:span></text:p>
            <text:p text:style-name="P14"><text:span text:style-name="T28">4</text:span><text:span text:style-name="T29"/></text:p>
          </table:table-cell>
          <table:table-cell table:style-name="TableCell010401">
            <text:p text:style-name="P14"><text:span text:style-name="T30">Will not be enter able if room 1 has 2 doors.</text:span></text:p>
            <text:p text:style-name="P14"><text:span text:style-name="T30">This room will contain a random room layout.</text:span></text:p>
            <text:p text:style-name="P14"><text:span text:style-name="T30">It may contain 1 monster from Tier 1 Selection.</text:span></text:p>
            <text:p text:style-name="P14"><text:span text:style-name="T30">It may contain low level loot.</text:span></text:p>
            <text:p text:style-name="P14"><text:span text:style-name="T31">Has<text:s/></text:span><text:span text:style-name="T32">2 doors.</text:span><text:span text:style-name="T33"/></text:p>
          </table:table-cell>
          <table:table-cell table:style-name="TableCell010402">
            <text:p text:style-name="P14"><text:span text:style-name="T34">Selection 1: Back to Previous Room 1</text:span></text:p>
            <text:p text:style-name="P14"><text:span text:style-name="T34">Selection 2: Door 1 (Room 8) 8</text:span><text:span text:style-name="T35"/></text:p>
          </table:table-cell>
        </table:table-row>
        <table:table-row table:style-name="TableRow0105">
          <table:table-cell table:style-name="TableCell010500">
            <text:p text:style-name="P17"><text:span text:style-name="T36">Room 5</text:span></text:p>
            <text:p text:style-name="P17"><text:span text:style-name="T36">5</text:span><text:span text:style-name="T37"/></text:p>
          </table:table-cell>
          <table:table-cell table:style-name="TableCell010501">
            <text:p text:style-name="P17"><text:span text:style-name="T38">This room will contain a random room layout.</text:span></text:p>
            <text:p text:style-name="P17"><text:span text:style-name="T38">It may contain 2 monsters from Tier 1 or Tier 2 Selection.</text:span></text:p>
            <text:p text:style-name="P17"><text:span text:style-name="T38">It may contain low level loot.</text:span></text:p>
            <text:p text:style-name="P17"><text:span text:style-name="T38">May have up to 3 doors.</text:span><text:span text:style-name="T39"/></text:p>
          </table:table-cell>
          <table:table-cell table:style-name="TableCell010502">
            <text:p text:style-name="P17"><text:span text:style-name="T40">Selection 1: Back to Previous Room 2</text:span></text:p>
            <text:p text:style-name="P17"><text:span text:style-name="T40">Selection 2: Door 1 (Loot Room 1) 13</text:span></text:p>
            <text:p text:style-name="P17"><text:span text:style-name="T40">Selection 3: Door 2 (Room 7) 7</text:span><text:span text:style-name="T41"/></text:p>
          </table:table-cell>
        </table:table-row>
        <table:table-row table:style-name="TableRow0106">
          <table:table-cell table:style-name="TableCell010600">
            <text:p text:style-name="P19"><text:span text:style-name="T42">Room 6</text:span></text:p>
            <text:p text:style-name="P19"><text:span text:style-name="T42">6</text:span><text:span text:style-name="T43"/></text:p>
          </table:table-cell>
          <table:table-cell table:style-name="TableCell010601">
            <text:p text:style-name="P19"><text:span text:style-name="T44">This room will contain a random room layout.</text:span></text:p>
            <text:p text:style-name="P19"><text:span text:style-name="T44">It may contain 2 monsters from Tier 1 or Tier 2 Selection.</text:span></text:p>
            <text:p text:style-name="P19"><text:span text:style-name="T44">It may contain low level loot.</text:span></text:p>
            <text:p text:style-name="P19"><text:span text:style-name="T44">May have up to 3 doors.</text:span><text:span text:style-name="T45"/></text:p>
          </table:table-cell>
          <table:table-cell table:style-name="TableCell010602">
            <text:p text:style-name="P19"><text:span text:style-name="T46">Selection 1: Back to Previous Room 3</text:span></text:p>
            <text:p text:style-name="P19"><text:span text:style-name="T46">Selection 2: Door 1 (Loot Room 2) 14</text:span></text:p>
            <text:p text:style-name="P19"><text:span text:style-name="T46">Selection 3: Door 2 (Room 9) 9</text:span><text:span text:style-name="T47"/></text:p>
          </table:table-cell>
        </table:table-row>
        <table:table-row table:style-name="TableRow0107">
          <table:table-cell table:style-name="TableCell010700">
            <text:p text:style-name="P21"><text:span text:style-name="T48">Room 7</text:span></text:p>
            <text:p text:style-name="P21"><text:span text:style-name="T48">7</text:span><text:span text:style-name="T49"/></text:p>
          </table:table-cell>
          <table:table-cell table:style-name="TableCell010701">
            <text:p text:style-name="P21"><text:span text:style-name="T50">This room will contain a random room layout from Tier 2 Selection.</text:span></text:p>
            <text:p text:style-name="P21"><text:span text:style-name="T50">It may contain 2 monsters from Tier 2 Selection.</text:span></text:p>
            <text:p text:style-name="P21"><text:span text:style-name="T50">It may contain low - mid level loot.</text:span></text:p>
            <text:p text:style-name="P21"><text:span text:style-name="T50">May have up to 3 doors.</text:span><text:span text:style-name="T51"/></text:p>
          </table:table-cell>
          <table:table-cell table:style-name="TableCell010702">
            <text:p text:style-name="P21"><text:span text:style-name="T52">Selection 1: Back to Previous Room 5</text:span></text:p>
            <text:p text:style-name="P21"><text:span text:style-name="T52">Selection 2: Door 1 (Room 8) 8</text:span></text:p>
            <text:p text:style-name="P21"><text:span text:style-name="T52">Selection 3: Door 2 (Room 10) 10</text:span><text:span text:style-name="T53"/></text:p>
          </table:table-cell>
        </table:table-row>
        <table:table-row table:style-name="TableRow0108">
          <table:table-cell table:style-name="TableCell010800">
            <text:p text:style-name="P23"><text:span text:style-name="T54">Room 8</text:span></text:p>
            <text:p text:style-name="P23"><text:span text:style-name="T54">8</text:span><text:span text:style-name="T55"/></text:p>
          </table:table-cell>
          <table:table-cell table:style-name="TableCell010801">
            <text:p text:style-name="P23"><text:span text:style-name="T56">This room will contain a random room layout.</text:span></text:p>
            <text:p text:style-name="P23"><text:span text:style-name="T56">It may contain 2 monsters from Tier 2 Selection.</text:span></text:p>
            <text:p text:style-name="P23"><text:span text:style-name="T56">It may contain low level loot.</text:span></text:p>
            <text:p text:style-name="P23"><text:span text:style-name="T56">May have up to 4 doors.</text:span><text:span text:style-name="T57"/></text:p>
          </table:table-cell>
          <table:table-cell table:style-name="TableCell010802">
            <text:p text:style-name="P23"><text:span text:style-name="T58">Selection 1: Back to Previous Room 4</text:span></text:p>
            <text:p text:style-name="P23"><text:span text:style-name="T58">Selection 2: Door 1 (Room 7) 7</text:span></text:p>
            <text:p text:style-name="P23"><text:span text:style-name="T58">Selection 3: Door 2 (Room 9) 9</text:span></text:p>
            <text:p text:style-name="P23"><text:span text:style-name="T58">Delection 4: Door 3 (Room 11) 11</text:span><text:span text:style-name="T59"/></text:p>
          </table:table-cell>
        </table:table-row>
        <table:table-row table:style-name="TableRow0109">
          <table:table-cell table:style-name="TableCell010900">
            <text:p text:style-name="P25"><text:span text:style-name="T60">Room 9</text:span></text:p>
            <text:p text:style-name="P25"><text:span text:style-name="T60">9</text:span><text:span text:style-name="T61"/></text:p>
          </table:table-cell>
          <table:table-cell table:style-name="TableCell010901">
            <text:p text:style-name="P25"><text:span text:style-name="T62">This room will contain a random room layout.</text:span></text:p>
            <text:p text:style-name="P25"><text:span text:style-name="T62">It may contain 2 monsters from Tier 2 Selection.</text:span></text:p>
            <text:p text:style-name="P25"><text:span text:style-name="T62">It may contain low - mid level loot.</text:span></text:p>
            <text:p text:style-name="P25"><text:span text:style-name="T62">May have up to 3 doors.</text:span><text:span text:style-name="T63"/></text:p>
          </table:table-cell>
          <table:table-cell table:style-name="TableCell010902">
            <text:p text:style-name="P25"><text:span text:style-name="T64">Selection 1: Back to Previous Room 6</text:span></text:p>
            <text:p text:style-name="P25"><text:span text:style-name="T64">Selection 2: Door 1 (Room 8) 8</text:span></text:p>
            <text:p text:style-name="P25"><text:span text:style-name="T64">Selection 3: Door 2 (Room 12) 12</text:span><text:span text:style-name="T65"/></text:p>
          </table:table-cell>
        </table:table-row>
        <table:table-row table:style-name="TableRow0110">
          <table:table-cell table:style-name="TableCell011000">
            <text:p text:style-name="P28"><text:span text:style-name="T66">Room 10</text:span></text:p>
            <text:p text:style-name="P28"><text:span text:style-name="T66">10</text:span><text:span text:style-name="T67"/></text:p>
          </table:table-cell>
          <table:table-cell table:style-name="TableCell011001">
            <text:p text:style-name="P28"><text:span text:style-name="T68">This is an end room. "You see the Goblet of Life stood on an Altar before you. Behind it stands a statue to the god Zeus. You pick up the goblet and take a sip, and you feel power rushing through your veins, and you lift your sword and pack with renewed ease. Somehow, your way out will not be as hard as the way in."</text:span></text:p>
            <text:p text:style-name="P28"><text:span text:style-name="T68">Adventure ends and win screen appears. Option to start again.</text:span><text:span text:style-name="T69"/></text:p>
          </table:table-cell>
          <table:table-cell table:style-name="TableCell011002">
            <text:p text:style-name="P28"><text:span text:style-name="T70">End Screen 15</text:span></text:p>
            <text:p text:style-name="P28"><text:span text:style-name="T70">Or back to previous Room</text:span><text:span text:style-name="T71"/></text:p>
          </table:table-cell>
        </table:table-row>
        <table:table-row table:style-name="TableRow0111">
          <table:table-cell table:style-name="TableCell011100">
            <text:p text:style-name="P31"><text:span text:style-name="T72">Room 11</text:span></text:p>
            <text:p text:style-name="P31"><text:span text:style-name="T72">11</text:span><text:span text:style-name="T73"/></text:p>
          </table:table-cell>
          <table:table-cell table:style-name="TableCell011101">
            <text:p text:style-name="P31"><text:span text:style-name="T74">This is an end room. "You see the Goblet of Life stood on an Altar before you. Behind it stands a statue to the god Zeus. You pick up the goblet and take a sip, and you feel power rushing through your veins, and you lift your sword and pack with renewed ease. Somehow, your way out will not be as hard as the way in."</text:span></text:p>
            <text:p text:style-name="P31"><text:span text:style-name="T74">Adventure ends and win screen appears. Option to start again.</text:span><text:span text:style-name="T75"/></text:p>
          </table:table-cell>
          <table:table-cell table:style-name="TableCell011102">
            <text:p text:style-name="P31"><text:span text:style-name="T76">End Screen 15</text:span></text:p>
            <text:p text:style-name="P31"><text:span text:style-name="T77">Or back to previous Room</text:span><text:span text:style-name="T78"/></text:p>
          </table:table-cell>
        </table:table-row>
        <table:table-row table:style-name="TableRow0112">
          <table:table-cell table:style-name="TableCell011200">
            <text:p text:style-name="P34"><text:span text:style-name="T79">Room 12</text:span></text:p>
            <text:p text:style-name="P34"><text:span text:style-name="T79">12</text:span><text:span text:style-name="T80"/></text:p>
          </table:table-cell>
          <table:table-cell table:style-name="TableCell011201">
            <text:p text:style-name="P34"><text:span text:style-name="T81">This is an end room. "You see the Goblet of Life stood on an Altar before you. Behind it stands a statue to the god Zeus. You pick up the goblet and take a sip, and you feel power rushing through your veins, and you lift your sword and pack with renewed ease. Somehow, your way out will not be as hard as the way in."</text:span></text:p>
            <text:p text:style-name="P34"><text:span text:style-name="T81">Adventure ends and win screen appears. Option to start again.</text:span><text:span text:style-name="T82"/></text:p>
          </table:table-cell>
          <table:table-cell table:style-name="TableCell011202">
            <text:p text:style-name="P34"><text:span text:style-name="T83">End Screen 15</text:span></text:p>
            <text:p text:style-name="P34"><text:span text:style-name="T84">Or back to previous Room</text:span><text:span text:style-name="T85"/></text:p>
          </table:table-cell>
        </table:table-row>
        <table:table-row table:style-name="TableRow0113">
          <table:table-cell table:style-name="TableCell011300">
            <text:p text:style-name="P36"><text:span text:style-name="T86">Loot Room 1</text:span></text:p>
            <text:p text:style-name="P36"><text:span text:style-name="T86">13</text:span><text:span text:style-name="T87"/></text:p>
          </table:table-cell>
          <table:table-cell table:style-name="TableCell011301">
            <text:p text:style-name="P36"><text:span text:style-name="T88">This room will contain a random room layout from Loot Room Selection.</text:span></text:p>
            <text:p text:style-name="P36"><text:span text:style-name="T88">It will contain 1-3 monsters from Tier 2 Selection.</text:span></text:p>
            <text:p text:style-name="P36"><text:span text:style-name="T88">It may contain high level loot, but will contain low or mid level loot.</text:span></text:p>
            <text:p text:style-name="P36"><text:span text:style-name="T88">Only has 1 Door.</text:span><text:span text:style-name="T89"/></text:p>
          </table:table-cell>
          <table:table-cell table:style-name="TableCell011302">
            <text:p text:style-name="P36"><text:span text:style-name="T90">Selection 1: Back to Previous Room 5</text:span><text:span text:style-name="T91"/></text:p>
          </table:table-cell>
        </table:table-row>
        <table:table-row table:style-name="TableRow0114">
          <table:table-cell table:style-name="TableCell011400">
            <text:p text:style-name="P38"><text:span text:style-name="T92">Loot Room 2</text:span></text:p>
            <text:p text:style-name="P38"><text:span text:style-name="T92">14</text:span><text:span text:style-name="T93"/></text:p>
          </table:table-cell>
          <table:table-cell table:style-name="TableCell011401">
            <text:p text:style-name="P38"><text:span text:style-name="T94">This room will contain a random room layout from Loot Room Selection.</text:span></text:p>
            <text:p text:style-name="P38"><text:span text:style-name="T94">It will contain 1-3 monsters from Tier 2 Selection.</text:span></text:p>
            <text:p text:style-name="P38"><text:span text:style-name="T94">It may contain high level loot, but will contain low or mid level loot.</text:span></text:p>
            <text:p text:style-name="P38"><text:span text:style-name="T94">Only has 1 Door.</text:span><text:span text:style-name="T95"/></text:p>
          </table:table-cell>
          <table:table-cell table:style-name="TableCell011402">
            <text:p text:style-name="P38"><text:span text:style-name="T96">Selection 1: Back to Previous Room 6</text:span><text:span text:style-name="T97"/></text:p>
          </table:table-cell>
        </table:table-row>
        <table:table-row table:style-name="TableRow0115">
          <table:table-cell table:style-name="TableCell011500">
            <text:p text:style-name="P40"><text:span text:style-name="T98">End Screen</text:span></text:p>
            <text:p text:style-name="P40"><text:span text:style-name="T98">15</text:span><text:span text:style-name="T99"/></text:p>
          </table:table-cell>
          <table:table-cell table:style-name="TableCell011501">
            <text:p text:style-name="P40"><text:span text:style-name="T100">End Screen Shows stats such as loot collected, Enemies killed, number of rooms visited and enemies avoided.</text:span><text:span text:style-name="T101"/></text:p>
          </table:table-cell>
          <table:table-cell table:style-name="TableCell011502">
            <text:p text:style-name="P40"><text:span text:style-name="T102">Start again 0</text:span></text:p>
            <text:p text:style-name="P40"><text:span text:style-name="T102">Close</text:span><text:span text:style-name="T103"/></text:p>
          </table:table-cell>
        </table:table-row>
      </table:table>
      <text:p text:style-name="P42"><text:span text:style-name="T103"/></text:p>
      <text:p text:style-name="P42"><text:span text:style-name="T103">Room Layout Random Text: </text:span></text:p>
      <text:p text:style-name="P42"><text:span text:style-name="T103">Part 1 - ("You are in a small brick room", "You are in a small tiled room", "You are in a small room with a tall ceiling", "You are in a medium sized room with brick walls", "You are in a medium tiled room",</text:span></text:p>
      <text:p text:style-name="P42"><text:span text:style-name="T103">"You are in a large sized room with brick walls", "You are in a large sized room with tiled walls", "You are in a long but narrow room", "You are in a wide room")</text:span></text:p>
      <text:p text:style-name="P42"><text:span text:style-name="T103"/></text:p>
      <text:p text:style-name="P42"><text:span text:style-name="T103">Part 2 - (", with several regal banners hanging off the walls.", ", which is poorley lit.", ". There is a large table in the middle of the room.", ". A window is set in the wall to the left.", ". A window is set in the wall to the right.",</text:span></text:p>
      <text:p text:style-name="P42"><text:span text:style-name="T103">". Several of the floor tiles have fallen away, revealing a deep abyss below you.", ", and several startled rats run away from you.")</text:span></text:p>
      <text:p text:style-name="P42"><text:span text:style-name="T103"/></text:p>
      <text:p text:style-name="P42"><text:span text:style-name="T103">Part 2 is attatched to part 2 and displayed as the room i.e. "You are in a small brick room, with several regal banners hanging off the walls.")</text:span></text:p>
      <text:p text:style-name="P42"><text:span text:style-name="T103"/></text:p>
      <text:p text:style-name="P42"><text:span text:style-name="T103">Tier 1 Monsters: Goblin, Guard, Orc, Giant Spider.</text:span></text:p>
      <text:p text:style-name="P42"><text:span text:style-name="T103"/></text:p>
      <text:p text:style-name="P42"><text:span text:style-name="T103">Tier 2 Monsters: Orc Warboss, Daemon, Manticore, Dragon, Owlbear.</text:span></text:p>
      <text:p text:style-name="P42"><text:span text:style-name="T103"/></text:p>
      <text:p text:style-name="P42"><text:span text:style-name="T103">Loot:</text:span></text:p>
      <text:p text:style-name="P42"><text:span text:style-name="T103"/></text:p>
      <text:p text:style-name="P42"><text:span text:style-name="T103">Low - An old sword, 10 gold pieces, a collection of rocks.</text:span></text:p>
      <text:p text:style-name="P42"><text:span text:style-name="T103"/></text:p>
      <text:p text:style-name="P42"><text:span text:style-name="T103">Medium - A finely crafted axe, 100 gold pieces, a glittering gemstone.</text:span></text:p>
      <text:p text:style-name="P42"><text:span text:style-name="T103"/></text:p>
      <text:p text:style-name="P42"><text:span text:style-name="T103">High - A chest filled with 1000 gold pieces, a diamond, a ancient sword instilled with great magical power.</text:span></text:p>
      <text:p text:style-name="P42"><text:span text:style-name="T103"/></text:p>
      <text:p text:style-name="P42"><text:span text:style-name="T103">End rooms: Only one of the end rooms will actually complete the adventure. The other 2 rooms will be empty dead ends.</text:span></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text:p text:style-name="P42"><text:span text:style-name="T10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